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cm" fo:min-width="3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5cm" fo:min-width="4.1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24cm" fo:min-width="6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8.2cm" svg:height="4.9cm" svg:x="6.5cm" svg:y="1.4cm">
          <text:p text:style-name="P1">Wykonuj w zakresie</text:p>
          <text:p text:style-name="P1">(10, 10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xml:id="id2" draw:id="id2" draw:layer="layout" draw:type="line" svg:x1="10.6cm" svg:y1="6.3cm" svg:x2="10.6cm" svg:y2="6.3cm" draw:start-shape="id1" draw:start-glue-point="6" draw:end-shape="id1" draw:end-glue-point="6" svg:d="M10600 6300z" svg:viewBox="0 0 1 1">
          <text:p/>
        </draw:connector>
        <draw:custom-shape draw:style-name="gr3" draw:text-style-name="P2" xml:id="id3" draw:id="id3" draw:layer="layout" svg:width="9.3cm" svg:height="4.6cm" svg:x="5.9cm" svg:y="8cm">
          <text:p text:style-name="P1">Jeśli liczba podzielna 6,</text:p>
          <text:p text:style-name="P1">reszta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0.6cm" svg:y1="6.3cm" svg:x2="10.55cm" svg:y2="8cm" draw:start-shape="id2" draw:start-glue-point="0" draw:end-shape="id3" draw:end-glue-point="4" svg:d="M10600 6300l-50 1700" svg:viewBox="0 0 51 1701">
          <text:p/>
        </draw:connector>
        <draw:custom-shape draw:style-name="gr4" draw:text-style-name="P2" xml:id="id4" draw:id="id4" draw:layer="layout" svg:width="6.9cm" svg:height="2.174cm" draw:transform="skewX (0.43720497762458) translate (7.1cm 15.1cm)">
          <text:p text:style-name="P1">Wyprowadź liczb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55cm" svg:y1="12.6cm" svg:x2="10.55cm" svg:y2="15.1cm" draw:start-shape="id3" draw:start-glue-point="6" draw:end-shape="id4" svg:d="M10550 12600v2500" svg:viewBox="0 0 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0:39:59.382000000</meta:creation-date>
    <dc:date>2018-10-02T20:46:42.225000000</dc:date>
    <meta:editing-duration>PT6M42S</meta:editing-duration>
    <meta:editing-cycles>1</meta:editing-cycles>
    <meta:document-statistic meta:object-count="6"/>
    <meta:generator>LibreOffice/5.4.2.2$Windows_x86 LibreOffice_project/22b09f6418e8c2d508a9eaf86b2399209b0990f4</meta:generator>
  </office:meta>
</office:document-meta>
</file>